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4.83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textarea-vertical-align="middle" fo:min-height="3.506cm"/>
    </style:style>
    <style:style style:name="pr5" style:family="presentation" style:parent-style-name="Default-title">
      <style:graphic-properties fo:min-height="3.625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top="0cm" fo:margin-bottom="0cm" fo:line-height="100%"/>
    </style:style>
    <style:style style:name="P6" style:family="paragraph">
      <style:paragraph-properties fo:margin-top="0cm" fo:margin-bottom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b2b2b2" fo:font-size="32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b2b2b2"/>
    </style:style>
    <style:style style:name="T9" style:family="text">
      <style:text-properties fo:font-size="32pt" style:font-size-asian="36pt" style:font-size-complex="36pt"/>
    </style:style>
    <style:style style:name="T10" style:family="text">
      <style:text-properties fo:font-size="29pt" style:font-size-asian="32pt" style:font-size-complex="3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b2b2b2" style:text-line-through-style="solid" style:text-line-through-type="single" fo:font-weight="normal" style:font-weight-asian="normal" style:font-weight-complex="normal"/>
    </style:style>
    <style:style style:name="T13" style:family="text">
      <style:text-properties fo:color="#b2b2b2" fo:font-weight="normal" style:font-weight-asian="normal" style:font-weight-complex="normal"/>
    </style:style>
    <style:style style:name="T14" style:family="text">
      <style:text-properties fo:color="#b2b2b2" style:text-line-through-style="solid" style:text-line-through-type="single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color="#b2b2b2"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b2b2b2" style:text-line-through-style="solid" style:text-line-through-type="single" fo:font-size="28pt" fo:font-weight="normal" style:font-size-asian="28pt" style:font-weight-asian="normal" style:font-size-complex="28pt" style:font-weight-complex="normal"/>
    </style:style>
    <style:style style:name="T19" style:family="text">
      <style:text-properties style:use-window-font-color="true" style:text-line-through-style="solid" style:text-line-through-type="single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use-window-font-color="tru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 to JavaScript</text:p>
          </draw:text-box>
        </draw:frame>
        <draw:frame presentation:style-name="pr2" draw:text-style-name="P1" draw:layer="layout" svg:width="25.2cm" svg:height="15.086cm" svg:x="1.4cm" svg:y="4.914cm" presentation:class="outline">
          <draw:text-box>
            <text:p><text:span text:style-name="T1">Jen Zaja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o we want to use JS?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HTML – content</text:p>
              </text:list-item>
              <text:list-item>
                <text:p>CSS – presentation</text:p>
              </text:list-item>
              <text:list-item>
                <text:p>JavaScript – behavi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brief history of JS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Created by one person in 1995</text:p>
              </text:list-item>
              <text:list-item>
                <text:p>Originally called Mocha, renamed to JavaScript for marketing reasons</text:p>
              </text:list-item>
              <text:list-item>
                <text:p>Has actually nothing in common with Java</text:p>
              </text:list-item>
              <text:list-item>
                <text:p>Slow going with improvements over the years, but now up to version 5 of ‘ECMAScript’</text:p>
              </text:list-item>
              <text:list-item>
                <text:p>Version 6 (aka 2015) exists but is not yet supported by most brows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focus today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“Client-side” JS</text:p>
              </text:list-item>
              <text:list-item>
                <text:p>Build a simple page</text:p>
              </text:list-item>
              <text:list-item>
                <text:p>Use a very common JavaScript library – jQuery</text:p>
              </text:list-item>
              <text:list-item>
                <text:p>Why use a library?</text:p>
                <text:list>
                  <text:list-item>
                    <text:p>Different browser implementations</text:p>
                  </text:list-item>
                  <text:list-item>
                    <text:p>Easier to write than most ‘vanilla js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we’re building today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Use govt.nz consultations API</text:p>
              </text:list-item>
              <text:list-item>
                <text:p>Build an interactive table for the upcoming government consulations</text:p>
              </text:list-item>
              <text:list-item>
                <text:p>Will base our project on a popular basic project template – HTML5Boilerplate</text:p>
              </text:list-item>
              <text:list-item>
                <text:p>Here’s one I prepared earlier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506cm" svg:x="1.4cm" svg:y="8.747cm" presentation:class="title" presentation:user-transformed="true">
          <draw:text-box>
            <text:p><text:span text:style-name="T2">https://github.com/jenofdoom/summer-of-tech-intro-j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et up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Follow through the setup instructions on that page</text:p>
              </text:list-item>
              <text:list-item>
                <text:p>Remember – all of the coding we’ll be doing is jQuery specific – if you need to look something up google jQuery’s api docs or use http://jqapi.com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All of our JavaScript is loaded via the script tag at the bottom of ‘index.html’</text:p>
              </text:list-item>
              <text:list-item>
                <text:p>We will do all our scripting in ‘js/main.js’</text:p>
              </text:list-item>
              <text:list-item>
                <text:p>All our code should go inside <text:line-break/>$(document).ready(function() {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JAX request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‘Asynchronous JavaScript and XML’</text:p>
              </text:list-item>
              <text:list-item>
                <text:p>We need to do a GET request</text:p>
              </text:list-item>
              <text:list-item>
                <text:p>We want to include some parameters</text:p>
              </text:list-item>
              <text:list-item>
                <text:p>Remember: in ‘main.js’, inside the document ready blo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2cm" svg:height="18.6cm" svg:x="1.4cm" svg:y="1.4cm" presentation:class="outline" presentation:user-transformed="true">
          <draw:text-box>
            <text:p text:style-name="P5"><text:span text:style-name="T3">var url = </text:span><text:span text:style-name="T4">"</text:span><text:span text:style-name="T3">https://www.govt.nz/api/v2/consultation/list";</text:span></text:p>
            <text:p text:style-name="P5"/>
            <text:p text:style-name="P5">$.getJSON(</text:p>
            <text:p text:style-name="P5"><text:s text:c="4"/>url<text:span text:style-name="T5">,</text:span></text:p>
            <text:p text:style-name="P5"><text:s text:c="4"/>{</text:p>
            <text:p text:style-name="P5"><text:s text:c="8"/>limit: 'all',</text:p>
            <text:p text:style-name="P5"><text:s text:c="8"/>status: 'current',</text:p>
            <text:p text:style-name="P5"><text:s text:c="8"/>sort: 'end'</text:p>
            <text:p text:style-name="P5"><text:s text:c="4"/>}</text:p>
            <text:p text:style-name="P5">)</text:p>
            <text:p text:style-name="P5">.done(function(data) {</text:p>
            <text:p text:style-name="P5"><text:s text:c="4"/>console.log(data);</text:p>
            <text:p text:style-name="P5">})</text:p>
            <text:p text:style-name="P5">.fail(function(error) {</text:p>
            <text:p text:style-name="P5"><text:s text:c="4"/>console.log("Request Failed:", error);</text:p>
            <text:p text:style-name="P5">});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ecking that that worked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In a browser, open ‘index.html’</text:p>
              </text:list-item>
              <text:list-item>
                <text:p>Open the web developer tools for your browser – press F12 or right click on the page and choose ‘Inspect element’</text:p>
              </text:list-item>
              <text:list-item>
                <text:p>In your web dev tools, navigate to the ‘Console’ tab</text:p>
              </text:list-item>
              <text:list-item>
                <text:p>When you reload the page you should see log messages in the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playing the info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We want to display that data in a table on the page</text:p>
              </text:list-item>
              <text:list-item>
                <text:p>We’ll need to build the HTML elements that we need for a table in our JavaScript</text:p>
              </text:list-item>
              <text:list-item>
                <text:p>We also need a container element in our ‘index.html’ files, which the table will be inserted i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‘index.html’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p><text:span text:style-name="T6">&lt;h1&gt;Upcoming Government Consultations&lt;/h1&gt;</text:span></text:p>
            <text:p>&lt;div id="app"&gt;&lt;/div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‘main.js’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p><text:span text:style-name="T7">Change:</text:span></text:p>
            <text:p><text:span text:style-name="T8">.done(function(data) { </text:span><text:span text:style-name="T8"><text:line-break/></text:span><text:span text:style-name="T8"> <text:s/>console.log(data);</text:span><text:span text:style-name="T8"><text:line-break/></text:span><text:span text:style-name="T8">})</text:span></text:p>
            <text:p><text:span text:style-name="T7">to:</text:span></text:p>
            <text:p>.done(function(data) { <text:line-break/> <text:s/>buildTable(data.consultations);<text:line-break/>}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8cm" svg:height="18.4cm" svg:x="1.4cm" svg:y="1.6cm" presentation:class="outline" presentation:user-transformed="true">
          <draw:text-box>
            <text:p><text:span text:style-name="T7">Underneath the AJAX $.get function:</text:span></text:p>
            <text:p text:style-name="P6">var buildTable = function(consults) {</text:p>
            <text:p text:style-name="P6"><text:s text:c="2"/>var table = $('&lt;table /&gt;');</text:p>
            <text:p text:style-name="P6"><text:s text:c="2"/>var tbody = $('&lt;tbody /&gt;');</text:p>
            <text:p text:style-name="P6"/>
            <text:p text:style-name="P6"><text:s text:c="2"/>$(consults).each(function(index, consult) {</text:p>
            <text:p text:style-name="P6"><text:s text:c="4"/>var row = $('&lt;tr /&gt;');</text:p>
            <text:p text:style-name="P6"><text:s text:c="4"/><text:span text:style-name="T9">var title = $('&lt;td /&gt;').text(consult.title);</text:span></text:p>
            <text:p text:style-name="P6"><text:span text:style-name="T10"/></text:p>
            <text:p text:style-name="P6"><text:s text:c="4"/>row.append(title);</text:p>
            <text:p text:style-name="P6"><text:s text:c="4"/>tbody.append(row);</text:p>
            <text:p text:style-name="P6"><text:s text:c="2"/>});</text:p>
            <text:p text:style-name="P6"><text:s text:c="8"/></text:p>
            <text:p text:style-name="P6"><text:s text:c="2"/>table.append(tbody);</text:p>
            <text:p text:style-name="P6"><text:s text:c="2"/>$('#app').append(table);</text:p>
            <text:p text:style-name="P6">};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625cm" svg:x="1.4cm" svg:y="0.778cm" presentation:class="title" presentation:user-transformed="true">
          <draw:text-box>
            <text:p>Now we have an ugly table :)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Let’s tidy it up a bit</text:p>
              </text:list-item>
              <text:list-item>
                <text:p>Need to add:</text:p>
                <text:list>
                  <text:list-item>
                    <text:p>Column heading</text:p>
                  </text:list-item>
                  <text:list-item>
                    <text:p>Some Bootstrap (CSS library) class</text:p>
                  </text:list-item>
                </text:list>
              </text:list-item>
              <text:list-item>
                <text:p>Let’s make the following changes (new bits are in white, old bits in grey)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8cm" svg:height="18.4cm" svg:x="1.4cm" svg:y="1.6cm" presentation:class="outline" presentation:user-transformed="true">
          <draw:text-box>
            <text:p><text:span text:style-name="T7">In the buildTable function:</text:span></text:p>
            <text:p text:style-name="P6"><text:span text:style-name="T8">var table = $('&lt;table /&gt;');</text:span></text:p>
            <text:p text:style-name="P6"><text:span text:style-name="T8">var tbody = $('&lt;tbody /&gt;');</text:span></text:p>
            <text:p text:style-name="P6">var thead = $('&lt;thead /&gt;');</text:p>
            <text:p text:style-name="P6">var theadRow = $('&lt;tr /&gt;').append('&lt;th&gt;Title&lt;/th&gt;');</text:p>
            <text:p text:style-name="P6"/>
            <text:p text:style-name="P6"><text:span text:style-name="T7">Near the bottom:</text:span></text:p>
            <text:p text:style-name="P6"><text:span text:style-name="T7"/></text:p>
            <text:p text:style-name="P6"><text:span text:style-name="T11">thead.append(theadRow);</text:span></text:p>
            <text:p text:style-name="P6"><text:span text:style-name="T11">table.addClass('table table-hover');</text:span></text:p>
            <text:p text:style-name="P6"><text:span text:style-name="T11">table.append(thead, tbody);</text:span></text:p>
            <text:p text:style-name="P6"><text:span text:style-name="T12">table.append(tbody);</text:span></text:p>
            <text:p text:style-name="P6"><text:span text:style-name="T13">$('#app').append(table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625cm" svg:x="1.4cm" svg:y="0.778cm" presentation:class="title" presentation:user-transformed="true">
          <draw:text-box>
            <text:p>Better! But we could use some more columns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Start date</text:p>
              </text:list-item>
              <text:list-item>
                <text:p>End d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8cm" svg:height="18.4cm" svg:x="1.4cm" svg:y="1.6cm" presentation:class="outline" presentation:user-transformed="true">
          <draw:text-box>
            <text:p><text:span text:style-name="T7">At the top of the buildTable function:</text:span></text:p>
            <text:p text:style-name="P6"><text:span text:style-name="T8">var thead = $('&lt;thead /&gt;');</text:span></text:p>
            <text:p text:style-name="P6"><text:span text:style-name="T14">var theadRow = $('&lt;tr /&gt;').append('&lt;th&gt;Title&lt;/th&gt;');</text:span></text:p>
            <text:p text:style-name="P6">var theadRow = $('&lt;tr /&gt;').append('&lt;th&gt;Title&lt;/th&gt;','&lt;th&gt;Start&lt;/th&gt;', '&lt;th&gt;End&lt;/th&gt;');</text:p>
            <text:p text:style-name="P6"/>
            <text:p text:style-name="P6"><text:span text:style-name="T7">In the row loop:</text:span></text:p>
            <text:p text:style-name="P6"><text:span text:style-name="T7"/></text:p>
            <text:p text:style-name="P6"><text:span text:style-name="T13">var title = $('&lt;td /&gt;').text(consult.title);</text:span></text:p>
            <text:p text:style-name="P6"><text:span text:style-name="T15">var startDate = $('&lt;td /&gt;').text(consult.start);</text:span></text:p>
            <text:p text:style-name="P6"><text:span text:style-name="T15">var endDate = $('&lt;td /&gt;').text(consult.end);</text:span></text:p>
            <text:p text:style-name="P6"><text:span text:style-name="T13"/></text:p>
            <text:p text:style-name="P6"><text:span text:style-name="T12">row.append(title);</text:span></text:p>
            <text:p text:style-name="P6"><text:span text:style-name="T15">row.append(title, startDate, endDate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mmm...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2016-07-11T00:00:00+12:00<text:tab/>is not a super user friendly date</text:p>
              </text:list-item>
              <text:list-item>
                <text:p>Let’s add a new function to fix that</text:p>
              </text:list-item>
              <text:list-item>
                <text:p>Adding it as a function means it will be nicely reuse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8cm" svg:height="18.4cm" svg:x="1.4cm" svg:y="1.6cm" presentation:class="outline" presentation:user-transformed="true">
          <draw:text-box>
            <text:p><text:span text:style-name="T7">Underneath the buildTable function:</text:span></text:p>
            <text:p text:style-name="P6"><text:span text:style-name="T15">var dateFormatter = function(dateString){</text:span></text:p>
            <text:p text:style-name="P6"><text:span text:style-name="T15"><text:s text:c="4"/></text:span><text:span text:style-name="T15">var date = new Date(dateString);</text:span></text:p>
            <text:p text:style-name="P6"><text:span text:style-name="T15"><text:s text:c="4"/></text:span><text:span text:style-name="T15">var day = date.getDate();</text:span></text:p>
            <text:p text:style-name="P6"><text:span text:style-name="T15"><text:s text:c="4"/></text:span><text:span text:style-name="T15">var month = date.getMonth();</text:span></text:p>
            <text:p text:style-name="P6"><text:span text:style-name="T15"><text:s text:c="4"/></text:span><text:span text:style-name="T15">var year = date.getFullYear();</text:span></text:p>
            <text:p text:style-name="P6"><text:span text:style-name="T15"/></text:p>
            <text:p text:style-name="P6"><text:span text:style-name="T15"><text:s text:c="4"/></text:span><text:span text:style-name="T15">date = day + <text:s/>'/' + month + '/' + year;</text:span></text:p>
            <text:p text:style-name="P6"><text:span text:style-name="T15"><text:s text:c="4"/></text:span><text:span text:style-name="T15">return date;</text:span></text:p>
            <text:p text:style-name="P6"><text:span text:style-name="T15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In the row loop in buildTable:</text:span></text:p>
            <text:p text:style-name="P6"><text:span text:style-name="T12">var startDate = $('&lt;td /&gt;').text(consult.start);</text:span></text:p>
            <text:p text:style-name="P6"><text:span text:style-name="T15">var startDate = $('&lt;td /&gt;').text(dateFormatter(consult.start));</text:span></text:p>
            <text:p text:style-name="P6"><text:span text:style-name="T12">var endDate = $('&lt;td /&gt;').text(consult.end);</text:span></text:p>
            <text:p text:style-name="P6"><text:span text:style-name="T15">var endDate = $('&lt;td /&gt;').text(dateFormatter(consult.end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625cm" svg:x="1.4cm" svg:y="0.778cm" presentation:class="title" presentation:user-transformed="true">
          <draw:text-box>
            <text:p>What if we want to zerofill the dates?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e.g. show 06/06/2016 not 6/6/2016</text:p>
              </text:list-item>
              <text:list-item>
                <text:p>we can use a ternary operator to achieve this</text:p>
              </text:list-item>
              <text:list-item>
                <text:p>the format of a ternary operator is as follows:</text:p>
                <text:p>test ? resultIfTrue : resultIfFa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8cm" svg:height="18.4cm" svg:x="1.4cm" svg:y="1.6cm" presentation:class="outline" presentation:user-transformed="true">
          <draw:text-box>
            <text:p><text:span text:style-name="T7">In the dateFormatter function:</text:span></text:p>
            <text:p text:style-name="P6"><text:span text:style-name="T15"/></text:p>
            <text:p text:style-name="P6"><text:span text:style-name="T15">day = day &lt; 10 ? '0' + day : day;</text:span></text:p>
            <text:p text:style-name="P6"><text:span text:style-name="T15">month = month &lt; 10 ? '0' <text:s/>+ <text:s/>month : month;</text:span></text:p>
            <text:p text:style-name="P6"><text:span text:style-name="T13">date = day + '/' + month + '/' + year;</text:span></text:p>
            <text:p text:style-name="P6"><text:span text:style-name="T13">return dat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the topics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The topics are an array in the data structure</text:p>
              </text:list-item>
              <text:list-item>
                <text:p>Arrays look like:</text:p>
                <text:p>[‘something’, 4, ‘someotherthing’]</text:p>
              </text:list-item>
              <text:list-item>
                <text:p>We should iterate over the array in case there is more than one topic per consultat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In the row loop in buildTable:</text:span></text:p>
            <text:p text:style-name="P6"><text:span text:style-name="T16">var endDate = $('&lt;td /&gt;').text(dateFormatter(consult.end));</text:span></text:p>
            <text:p text:style-name="P6"><text:span text:style-name="T17">var topics = $('&lt;td /&gt;');</text:span></text:p>
            <text:p text:style-name="P6"><text:span text:style-name="T15"/></text:p>
            <text:p text:style-name="P6"><text:span text:style-name="T17">$(consult.topic).each(function(index, topic) {</text:span></text:p>
            <text:p text:style-name="P6"><text:span text:style-name="T17"><text:s text:c="2"/></text:span><text:span text:style-name="T17">var topicSpan = $('&lt;span /&gt;').text(topic);</text:span></text:p>
            <text:p text:style-name="P6"><text:span text:style-name="T15"/></text:p>
            <text:p text:style-name="P6"><text:span text:style-name="T17"><text:s text:c="2"/></text:span><text:span text:style-name="T17">topicSpan.addClass('label label-default');</text:span></text:p>
            <text:p text:style-name="P6"><text:span text:style-name="T17"><text:s text:c="2"/></text:span><text:span text:style-name="T17">topics.append(topicSpan);</text:span></text:p>
            <text:p text:style-name="P6"><text:span text:style-name="T17">});</text:span></text:p>
            <text:p text:style-name="P6"><text:span text:style-name="T17"/></text:p>
            <text:p text:style-name="P6"><text:span text:style-name="T18">row.append(title, startDate, endDate);</text:span></text:p>
            <text:p text:style-name="P6"><text:span text:style-name="T17">row.append(title, startDate, endDate, topics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8cm" svg:height="18.4cm" svg:x="1.4cm" svg:y="1.6cm" presentation:class="outline" presentation:user-transformed="true">
          <draw:text-box>
            <text:p><text:span text:style-name="T7">At the top of the buildTable function:</text:span></text:p>
            <text:p text:style-name="P6"><text:span text:style-name="T14">var theadRow = $('&lt;tr /&gt;').append('&lt;th&gt;Title&lt;/th&gt;','&lt;th&gt;Start&lt;/th&gt;', '&lt;th&gt;End&lt;/th&gt;');</text:span></text:p>
            <text:p text:style-name="P6">var theadRow = $('&lt;tr /&gt;').append('&lt;th&gt;Title&lt;/th&gt;','&lt;th&gt;Start&lt;/th&gt;', '&lt;th&gt;End&lt;/th&gt;', '&lt;th&gt;Topics&lt;/th&gt;');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the description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There isn’t really enough room in the table row for the consultation description, because it’s usually at least a paragraph of text</text:p>
              </text:list-item>
              <text:list-item>
                <text:p>Instead, we can add a description row immediately after each consulation, which we will toggle show/hide of on click</text:p>
              </text:list-item>
              <text:list-item>
                <text:p>The description has HTML markup in it so we need to use .html() not .tex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In the row loop in buildTable:</text:span></text:p>
            <text:p text:style-name="P6"><text:span text:style-name="T16">var topics = $('&lt;td /&gt;');</text:span></text:p>
            <text:p text:style-name="P6"><text:span text:style-name="T17">var descriptionRow = $('&lt;tr /&gt;').addClass('hidden');</text:span></text:p>
            <text:p text:style-name="P6"><text:span text:style-name="T17">var description = $('&lt;td colspan="4" /&gt;').html(consult.description);</text:span></text:p>
            <text:p text:style-name="P6"><text:span text:style-name="T17">var moreInfo = $('&lt;a /&gt;').text('Find out more').attr('href', consult.url).addClass('btn btn-default'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At the bottom of the row loop in buildTable:</text:span></text:p>
            <text:p text:style-name="P6"><text:span text:style-name="T19"/></text:p>
            <text:p text:style-name="P6"><text:span text:style-name="T16">row.append(title, startDate, endDate, topics);</text:span></text:p>
            <text:p text:style-name="P6"><text:span text:style-name="T17">row.addClass('clickable');</text:span></text:p>
            <text:p text:style-name="P6"><text:span text:style-name="T17">description.append(moreInfo);</text:span></text:p>
            <text:p text:style-name="P6"><text:span text:style-name="T17">descriptionRow.append(description);</text:span></text:p>
            <text:p text:style-name="P6"><text:span text:style-name="T18">tbody.append(row);</text:span></text:p>
            <text:p text:style-name="P6"><text:span text:style-name="T17">tbody.append(row, descriptionRow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At the bottom of the row loop in buildTable:</text:span></text:p>
            <text:p text:style-name="P6"><text:span text:style-name="T19"/></text:p>
            <text:p text:style-name="P6"><text:span text:style-name="T16">row.append(title, startDate, endDate, topics);</text:span></text:p>
            <text:p text:style-name="P6"><text:span text:style-name="T17">row.addClass('clickable');</text:span></text:p>
            <text:p text:style-name="P6"><text:span text:style-name="T17">description.append(moreInfo);</text:span></text:p>
            <text:p text:style-name="P6"><text:span text:style-name="T17">descriptionRow.append(description);</text:span></text:p>
            <text:p text:style-name="P6"><text:span text:style-name="T18">tbody.append(row);</text:span></text:p>
            <text:p text:style-name="P6"><text:span text:style-name="T17">tbody.append(row, descriptionRow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In css/main.css:</text:span></text:p>
            <text:p text:style-name="P6"><text:span text:style-name="T17">.clickable {</text:span></text:p>
            <text:p text:style-name="P6"><text:span text:style-name="T17"><text:s text:c="3"/></text:span><text:span text:style-name="T17">cursor: pointer;</text:span></text:p>
            <text:p text:style-name="P6"><text:span text:style-name="T17">}</text:span></text:p>
            <text:p text:style-name="P6"><text:span text:style-name="T17"/></text:p>
            <text:p text:style-name="P6"><text:span text:style-name="T17">table tr td:first-child {</text:span></text:p>
            <text:p text:style-name="P6"><text:span text:style-name="T17"><text:s text:c="3"/></text:span><text:span text:style-name="T17">width: 60%;</text:span></text:p>
            <text:p text:style-name="P6"><text:span text:style-name="T17">}</text:span></text:p>
            <text:p text:style-name="P6"><text:span text:style-name="T17"/></text:p>
            <text:p text:style-name="P6"><text:span text:style-name="T17">.text-middle {</text:span></text:p>
            <text:p text:style-name="P6"><text:span text:style-name="T17"><text:s text:c="3"/></text:span><text:span text:style-name="T17">text-align: center;</text:span></text:p>
            <text:p text:style-name="P6"><text:span text:style-name="T17">}</text:span></text:p>
            <text:p text:style-name="P6"><text:span text:style-name="T17"/></text:p>
            <text:p text:style-name="P6"><text:span text:style-name="T17">.hidden {</text:span></text:p>
            <text:p text:style-name="P6"><text:span text:style-name="T17"><text:s text:c="3"/></text:span><text:span text:style-name="T17">display: none !important;</text:span></text:p>
            <text:p text:style-name="P6"><text:span text:style-name="T17"><text:s text:c="3"/></text:span><text:span text:style-name="T17">visibility: hidden !important;</text:span></text:p>
            <text:p text:style-name="P6"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625cm" svg:x="1.4cm" svg:y="0.778cm" presentation:class="title" presentation:user-transformed="true">
          <draw:text-box>
            <text:p>It’s there but we can’t yet see it...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If you reload the page and use the web devloper tools to inspect the table, you can see the hidden rows (hidden with the css class ‘hidden’)</text:p>
              </text:list-item>
              <text:list-item>
                <text:p>How do we make them visible on click?</text:p>
              </text:list-item>
              <text:list-item>
                <text:p>We need to add a click event – and we can’t set it up until the element exi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At the bottom of the buildTable function:</text:span></text:p>
            <text:p text:style-name="P6"><text:span text:style-name="T16">$('#app').append(table);</text:span></text:p>
            <text:p text:style-name="P6"><text:span text:style-name="T17"/></text:p>
            <text:p text:style-name="P6"><text:span text:style-name="T17">$('table tr.clickable').on('click',</text:span><text:span text:style-name="T17"><text:line-break/></text:span><text:span text:style-name="T17"> <text:s/>function(event){</text:span></text:p>
            <text:p text:style-name="P6"><text:span text:style-name="T17"><text:s text:c="4"/></text:span><text:span text:style-name="T17">$(this).next().toggleClass('hidden');</text:span></text:p>
            <text:p text:style-name="P6"><text:span text:style-name="T17">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At the bottom of the buildTable function:</text:span></text:p>
            <text:p text:style-name="P6"><text:span text:style-name="T16">$('#app').append(table);</text:span></text:p>
            <text:p text:style-name="P6"><text:span text:style-name="T17"/></text:p>
            <text:p text:style-name="P6"><text:span text:style-name="T17">$('table tr.clickable').on('click',</text:span><text:span text:style-name="T17"><text:line-break/></text:span><text:span text:style-name="T17"> <text:s/>function(event){</text:span></text:p>
            <text:p text:style-name="P6"><text:span text:style-name="T17"><text:s text:c="4"/></text:span><text:span text:style-name="T17">$(this).next().toggleClass('hidden');</text:span></text:p>
            <text:p text:style-name="P6"><text:span text:style-name="T17">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At the bottom of the buildTable function:</text:span></text:p>
            <text:p text:style-name="P6"><text:span text:style-name="T16">$('#app').append(table);</text:span></text:p>
            <text:p text:style-name="P6"><text:span text:style-name="T17"/></text:p>
            <text:p text:style-name="P6"><text:span text:style-name="T17">$('table tr.clickable').on('click',</text:span><text:span text:style-name="T17"><text:line-break/></text:span><text:span text:style-name="T17"> <text:s/>function(event){</text:span></text:p>
            <text:p text:style-name="P6"><text:span text:style-name="T17"><text:s text:c="4"/></text:span><text:span text:style-name="T17">$(this).next().toggleClass('hidden');</text:span></text:p>
            <text:p text:style-name="P6"><text:span text:style-name="T17">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t should work now!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This method uses jQuery ‘on’ event binding to just add a class to ‘display: none’ the element – this has better performance than removing/adding the element every time</text:p>
              </text:list-item>
              <text:list-item>
                <text:p>Note: this JavaScript show/hide is not very accessible right now – to do it properly we should add some keyboard functionality and ARIA attribu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our last trick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Let’s add a search box so we can filter the list</text:p>
              </text:list-item>
              <text:list-item>
                <text:p>We’ll need to add an input element to the HTML to catch the search term</text:p>
              </text:list-item>
              <text:list-item>
                <text:p>After that, we need to add another event handler that will watch the input for keypre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In index.html, after the H1:</text:span></text:p>
            <text:p text:style-name="P6"><text:span text:style-name="T16">&lt;h1&gt;Upcoming Government Consultations&lt;/h1&gt;</text:span></text:p>
            <text:p text:style-name="P6"><text:span text:style-name="T17"/></text:p>
            <text:p text:style-name="P6"><text:span text:style-name="T17">&lt;div class="form-group"&gt;</text:span></text:p>
            <text:p text:style-name="P6"><text:span text:style-name="T17"><text:s text:c="2"/></text:span><text:span text:style-name="T17">&lt;label for="search"&gt;Search&lt;/label&gt;</text:span></text:p>
            <text:p text:style-name="P6"><text:span text:style-name="T17"><text:s text:c="2"/></text:span><text:span text:style-name="T17">&lt;input </text:span></text:p>
            <text:p text:style-name="P6"><text:span text:style-name="T17"><text:s text:c="4"/></text:span><text:span text:style-name="T17">id="search"</text:span></text:p>
            <text:p text:style-name="P6"><text:span text:style-name="T17"><text:s text:c="4"/></text:span><text:span text:style-name="T17">type="search"</text:span></text:p>
            <text:p text:style-name="P6"><text:span text:style-name="T17"><text:s text:c="4"/></text:span><text:span text:style-name="T17">class="form-control"</text:span></text:p>
            <text:p text:style-name="P6"><text:span text:style-name="T17"><text:s text:c="4"/></text:span><text:span text:style-name="T17">placeholder="Search consultation titles" <text:s text:c="4"/>autocomplete="off"</text:span></text:p>
            <text:p text:style-name="P6"><text:span text:style-name="T17"><text:s text:c="2"/></text:span><text:span text:style-name="T17">&gt;</text:span></text:p>
            <text:p text:style-name="P6"><text:span text:style-name="T17">&lt;/div&gt;</text:span></text:p>
            <text:p text:style-name="P6"><text:span text:style-name="T16"/></text:p>
            <text:p text:style-name="P6"><text:span text:style-name="T16">&lt;div id="app"&gt;&lt;/div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In index.html, after the H1:</text:span></text:p>
            <text:p text:style-name="P6"><text:span text:style-name="T16">&lt;h1&gt;Upcoming Government Consultations&lt;/h1&gt;</text:span></text:p>
            <text:p text:style-name="P6"><text:span text:style-name="T17"/></text:p>
            <text:p text:style-name="P6"><text:span text:style-name="T17">&lt;div class="form-group"&gt;</text:span></text:p>
            <text:p text:style-name="P6"><text:span text:style-name="T17"><text:s text:c="2"/></text:span><text:span text:style-name="T17">&lt;label for="search"&gt;Search&lt;/label&gt;</text:span></text:p>
            <text:p text:style-name="P6"><text:span text:style-name="T17"><text:s text:c="2"/></text:span><text:span text:style-name="T17">&lt;input </text:span></text:p>
            <text:p text:style-name="P6"><text:span text:style-name="T17"><text:s text:c="4"/></text:span><text:span text:style-name="T17">id="search"</text:span></text:p>
            <text:p text:style-name="P6"><text:span text:style-name="T17"><text:s text:c="4"/></text:span><text:span text:style-name="T17">type="search"</text:span></text:p>
            <text:p text:style-name="P6"><text:span text:style-name="T17"><text:s text:c="4"/></text:span><text:span text:style-name="T17">class="form-control"</text:span></text:p>
            <text:p text:style-name="P6"><text:span text:style-name="T17"><text:s text:c="4"/></text:span><text:span text:style-name="T17">placeholder="Search consultation titles" <text:s text:c="4"/>autocomplete="off"</text:span></text:p>
            <text:p text:style-name="P6"><text:span text:style-name="T17"><text:s text:c="2"/></text:span><text:span text:style-name="T17">&gt;</text:span></text:p>
            <text:p text:style-name="P6"><text:span text:style-name="T17">&lt;/div&gt;</text:span></text:p>
            <text:p text:style-name="P6"><text:span text:style-name="T16"/></text:p>
            <text:p text:style-name="P6"><text:span text:style-name="T16">&lt;div id="app"&gt;&lt;/div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At the bottom of the buildTable function:</text:span></text:p>
            <text:p text:style-name="P6"><text:span text:style-name="T16">$('table tr.clickable').on('click', function(event){</text:span></text:p>
            <text:p text:style-name="P6"><text:span text:style-name="T16"><text:s text:c="4"/></text:span><text:span text:style-name="T16">$(this).next().toggleClass('hidden');</text:span></text:p>
            <text:p text:style-name="P6"><text:span text:style-name="T16">});</text:span></text:p>
            <text:p text:style-name="P6"><text:span text:style-name="T17"/></text:p>
            <text:p text:style-name="P6"><text:span text:style-name="T17">$('#search').on('keyup', function(event){</text:span></text:p>
            <text:p text:style-name="P6"><text:span text:style-name="T17"><text:s text:c="2"/></text:span><text:span text:style-name="T17">var input = $(this).val().toLowerCase();</text:span></text:p>
            <text:p text:style-name="P6"><text:span text:style-name="T17"/></text:p>
            <text:p text:style-name="P6"><text:span text:style-name="T17"><text:s text:c="2"/></text:span><text:span text:style-name="T17">$('table tbody tr.clickable').each(function(index, row) {</text:span></text:p>
            <text:p text:style-name="P6"><text:span text:style-name="T17"><text:s text:c="4"/></text:span><text:span text:style-name="T17">var titleCell = $(row).children()[0];</text:span></text:p>
            <text:p text:style-name="P6"><text:span text:style-name="T17"><text:s text:c="4"/></text:span><text:span text:style-name="T17">var titleText = $(titleCell).text().toLowerCase();</text:span></text:p>
            <text:p text:style-name="P6"><text:span text:style-name="T17"/></text:p>
            <text:p text:style-name="P6"><text:span text:style-name="T17"><text:s text:c="4"/></text:span><text:span text:style-name="T17">if (titleText.indexOf(input) === -1) {</text:span></text:p>
            <text:p text:style-name="P6"><text:span text:style-name="T17"><text:s text:c="6"/></text:span><text:span text:style-name="T17">$(row).addClass('hidden');</text:span></text:p>
            <text:p text:style-name="P6"><text:span text:style-name="T17"><text:s text:c="6"/></text:span><text:span text:style-name="T17">$(row).next().addClass('hidden');</text:span></text:p>
            <text:p text:style-name="P6"><text:span text:style-name="T17"><text:s text:c="4"/></text:span><text:span text:style-name="T17">} else {</text:span></text:p>
            <text:p text:style-name="P6"><text:span text:style-name="T17"><text:s text:c="6"/></text:span><text:span text:style-name="T17">$(row).removeClass('hidden');</text:span></text:p>
            <text:p text:style-name="P6"><text:span text:style-name="T17"><text:s text:c="4"/></text:span><text:span text:style-name="T17">}</text:span></text:p>
            <text:p text:style-name="P6"><text:span text:style-name="T17"><text:s text:c="2"/></text:span><text:span text:style-name="T17">});</text:span></text:p>
            <text:p text:style-name="P6"><text:span text:style-name="T17">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ually, one last thing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Let’s put in some text to indicate that the table data is loading while we wait for the API call to comple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In index.html, before the app div:</text:span></text:p>
            <text:p text:style-name="P6"><text:span text:style-name="T17">&lt;p id="loading" class="text-middle"&gt;Loading&lt;/p&gt;</text:span></text:p>
            <text:p text:style-name="P6"><text:span text:style-name="T16"/></text:p>
            <text:p text:style-name="P6"><text:span text:style-name="T16">&lt;div id="app"&gt;&lt;/div&gt;</text:span></text:p>
            <text:p text:style-name="P6"><text:span text:style-name="T16"/></text:p>
            <text:p text:style-name="P6"><text:span text:style-name="T20">In main.js, in buildTable, before the event handlers:</text:span></text:p>
            <text:p text:style-name="P6"><text:span text:style-name="T16"/></text:p>
            <text:p text:style-name="P6"><text:span text:style-name="T16">table.append(thead, tbody);</text:span></text:p>
            <text:p text:style-name="P6"><text:span text:style-name="T17">$('#loading').addClass('hidden');</text:span></text:p>
            <text:p text:style-name="P6"><text:span text:style-name="T16">$('#app').append(table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ccess!<text:tab/>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Our web app is complete</text:p>
              </text:list-item>
              <text:list-item>
                <text:p>We should be able to search by title, read the start and close dates, and display the description with a link to more in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different method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Building HTML with jQuery is fiddly and it becomes hard to maintain</text:p>
              </text:list-item>
              <text:list-item>
                <text:p>A better approach would be a templating language, or perhaps a JavaScript framework</text:p>
              </text:list-item>
              <text:list-item>
                <text:p>If you are using git, commit your changes and run ‘git checkout vue-example’ to see the same app built in Vue, a lightweight JS frame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as for enhancements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Add a topic selector control at the top of the page that filters the list to only show a given topic</text:p>
              </text:list-item>
              <text:list-item>
                <text:p>Add a ‘closing soon’ warning to any consultations that are due to close in the next 30 days</text:p>
              </text:list-item>
              <text:list-item>
                <text:p>Add ARIA attributes and keyboard controls to the description display for better access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ther things to consider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For a production site, you should minify your javascript (and preferably gzip it too)</text:p>
              </text:list-item>
              <text:list-item>
                <text:p>The way our app works, we are cluttering up the ‘global scope’ - namespacing our code would be better</text:p>
              </text:list-item>
              <text:list-item>
                <text:p>Code comments are great – prepend your comment with /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o from here?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JS Masterclass</text:p>
              </text:list-item>
              <text:list-item>
                <text:p>Follow the tutorial for a framework like Vue, React or Angular</text:p>
              </text:list-item>
              <text:list-item>
                <text:p>Learn about package management with bower or npm</text:p>
              </text:list-item>
              <text:list-item>
                <text:p>Learn about server-side JavaScript with node.js</text:p>
              </text:list-item>
              <text:list-item>
                <text:p>Try and build somethi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1cm" fo:line-height="100%">
        <style:tab-stops/>
      </style:paragraph-properties>
      <style:text-properties fo:color="#ffffff" style:text-outline="false" style:text-line-through-style="none" style:text-line-through-type="none" style:font-name="DejaVu Sans Mono2" fo:font-family="'DejaVu Sans Mono'" style:font-family-generic="modern" style:font-pitch="fixed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DejaVu Sans Mono2" fo:font-family="'DejaVu Sans Mono'" style:font-family-generic="modern" style:font-pitch="fixed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2cm" svg:height="15.086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n </meta:initial-creator>
    <meta:creation-date>2014-05-15T10:45:10</meta:creation-date>
    <dc:date>2016-08-07T19:57:29.161111853</dc:date>
    <meta:editing-duration>PT12H45M</meta:editing-duration>
    <meta:editing-cycles>65</meta:editing-cycles>
    <meta:generator>LibreOffice/5.1.4.2$Linux_X86_64 LibreOffice_project/10m0$Build-2</meta:generator>
    <meta:document-statistic meta:object-count="189"/>
  </office:meta>
</office:document-meta>
</file>